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0pt" style:font-size-asian="10pt" style:font-size-complex="10pt"/>
    </style:style>
    <style:style style:name="P7" style:family="paragraph">
      <style:paragraph-properties fo:margin-top="0.5cm" fo:margin-bottom="0cm"/>
    </style:style>
    <style:style style:name="P8" style:family="paragraph">
      <loext:graphic-properties draw:fill="none" draw:fill-color="#ffffff"/>
      <style:paragraph-properties style:writing-mode="lr-tb"/>
      <style:text-properties style:font-name="Frutiger Light Condensed"/>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4"><text:span text:style-name="T1">Rasterizaton-based rendering</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tnal that they are deeply integrated within the GPU hardware arhitecture.</text:span></text:p>
              </text:list-item>
              <text:list-item>
                <text:p><text:span text:style-name="T1">GPUs changed a lot from their beginnings but fo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6"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text-style-name="P5" draw:layer="layout" svg:width="25.199cm" svg:height="3.863cm" svg:x="1.4cm" svg:y="0.011cm" presentation:class="title" presentation:user-transformed="true">
          <draw:text-box>
            <text:p text:style-name="P4"><text:span text:style-name="T1">Rasterization → another solution to visibility problem</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7"><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5" draw:layer="layout" svg:width="25.199cm" svg:height="3.863cm" svg:x="1.4cm" svg:y="0.011cm" presentation:class="title" presentation:user-transformed="true">
          <draw:text-box>
            <text:p text:style-name="P4"><text:span text:style-name="T1">Practical note: using rasterization-based render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As discussed, rasterization-based rendering technique is deeply integrated in GPU hardware. Opposed to raytracing-based rendering which can be often found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item>
                <text:p><text:span text:style-name="T1">In these lectures, we will have two passes on the topic:</text:span></text:p>
                <text:list>
                  <text:list-item>
                    <text:p><text:span text:style-name="T1"><text:s/></text:span><text:span text:style-name="T1">One pass over concepts of rasterization-based rendering which should give the idea how can it be implemented.</text:span></text:p>
                  </text:list-item>
                  <text:list-item>
                    <text:p><text:span text:style-name="T1">One pass over GPU pipeline and graphical API</text:span></text:p>
                  </text:list-item>
                </text:list>
              </text:list-item>
            </text:list>
          </draw:text-box>
        </draw:frame>
        <draw:frame draw:style-name="gr3" draw:text-style-name="P8" draw:layer="layout" svg:width="27.178cm" svg:height="1.123cm" svg:x="0.508cm" svg:y="13.97cm">
          <draw:text-box>
            <text:p><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4"><text:span text:style-name="T1">Concepts of rasterization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text:span text:style-name="T1">Therefore, the shape representation which is almost always used for rendering purposes is triangulated mesh. Thus our rendering primitive is triangle and we will assume we always have triangulated mesh when we discuss rasterization-based rendering.</text:span></text:p>
                  </text:list-item>
                </text:list>
              </text:list-item>
              <text:list-item>
                <text:p><text:span text:style-name="T1">Rasterization-based rendering takes the opposite approach. It starts from objects (which are triangulated mesh) in 3D scene, projects triangles onto image plane and then computes which pixels of image plane are covered by the projected triangles.</text:span></text:p>
              </text:list-item>
              <text:list-item>
                <text:p><text:span text:style-name="T1"/></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4"><text:span text:style-name="T1">Rasterization on GPU 1</text:span></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1-25T09:54:56.709809935</dc:date>
    <meta:editing-duration>PT57M38S</meta:editing-duration>
    <meta:editing-cycles>28</meta:editing-cycles>
    <meta:generator>LibreOffice/6.4.7.2$Linux_X86_64 LibreOffice_project/40$Build-2</meta:generator>
    <meta:document-statistic meta:object-count="47"/>
  </office:meta>
</office:document-meta>
</file>